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95cm" fo:margin-left="0cm" table:align="left"/>
    </style:style>
    <style:style style:name="Таблица2.A" style:family="table-column">
      <style:table-column-properties style:column-width="3.307cm"/>
    </style:style>
    <style:style style:name="Таблица2.B" style:family="table-column">
      <style:table-column-properties style:column-width="6.694cm"/>
    </style:style>
    <style:style style:name="Таблица2.C" style:family="table-column">
      <style:table-column-properties style:column-width="7.59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23544" officeooo:paragraph-rsid="00023544"/>
    </style:style>
    <style:style style:name="P2" style:family="paragraph" style:parent-style-name="Table_20_Contents">
      <style:text-properties fo:language="ru" fo:country="RU" officeooo:rsid="00023544" officeooo:paragraph-rsid="00023544"/>
    </style:style>
    <style:style style:name="P3" style:family="paragraph" style:parent-style-name="Table_20_Contents">
      <style:text-properties fo:language="ru" fo:country="RU" officeooo:rsid="00042ebf" officeooo:paragraph-rsid="00042ebf"/>
    </style:style>
    <style:style style:name="P4" style:family="paragraph" style:parent-style-name="Table_20_Contents">
      <style:text-properties fo:language="ru" fo:country="RU" officeooo:rsid="00049943" officeooo:paragraph-rsid="00049943"/>
    </style:style>
    <style:style style:name="P5" style:family="paragraph" style:parent-style-name="Table_20_Contents">
      <style:text-properties fo:language="ru" fo:country="RU" officeooo:rsid="0005d00a" officeooo:paragraph-rsid="0005d00a"/>
    </style:style>
    <style:style style:name="P6" style:family="paragraph" style:parent-style-name="Table_20_Contents">
      <style:text-properties fo:language="ru" fo:country="RU" officeooo:rsid="0005dea5" officeooo:paragraph-rsid="0005dea5"/>
    </style:style>
    <style:style style:name="P7" style:family="paragraph" style:parent-style-name="Table_20_Contents">
      <style:text-properties fo:language="en" fo:country="US" officeooo:rsid="00023544" officeooo:paragraph-rsid="00023544"/>
    </style:style>
    <style:style style:name="P8" style:family="paragraph" style:parent-style-name="Table_20_Contents">
      <style:text-properties officeooo:paragraph-rsid="0005d00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d00a"/>
    </style:style>
    <style:style style:name="T3" style:family="text">
      <style:text-properties officeooo:rsid="00023544"/>
    </style:style>
    <style:style style:name="T4" style:family="text">
      <style:text-properties officeooo:rsid="00042ebf"/>
    </style:style>
    <style:style style:name="T5" style:family="text">
      <style:text-properties officeooo:rsid="00049943"/>
    </style:style>
    <style:style style:name="T6" style:family="text">
      <style:text-properties officeooo:rsid="0005de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AT <text:span text:style-name="T1">тестирование</text:span></text:p>
      <text:p text:style-name="P1"><text:span text:style-name="T1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">Use Case</text:p>
          </table:table-cell>
          <table:table-cell table:style-name="Таблица2.A1" office:value-type="string">
            <text:p text:style-name="P2">Действие</text:p>
          </table:table-cell>
          <table:table-cell table:style-name="Таблица2.C1" office:value-type="string">
            <text:p text:style-name="P2">Ожидаемый результат</text:p>
          </table:table-cell>
        </table:table-row>
        <table:table-row>
          <table:table-cell table:style-name="Таблица2.A2" office:value-type="string">
            <text:p text:style-name="P2">экран авторизации</text:p>
          </table:table-cell>
          <table:table-cell table:style-name="Таблица2.A2" office:value-type="string">
            <text:p text:style-name="P2">Введен корректный логин и пароль</text:p>
          </table:table-cell>
          <table:table-cell table:style-name="Таблица2.C2" office:value-type="string">
            <text:p text:style-name="P2">Успешная авторизация и прохождение на экран «все устройства»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2">Введен некорректный логин и/или пароль</text:p>
          </table:table-cell>
          <table:table-cell table:style-name="Таблица2.C2" office:value-type="string">
            <text:p text:style-name="P2">Система сообщает о некорректных данных и предлагает восстановить пароль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2">Нажата кнопка «регистрация»</text:p>
          </table:table-cell>
          <table:table-cell table:style-name="Таблица2.C2" office:value-type="string">
            <text:p text:style-name="P2">Система предлагает ввести имя пользователя, пароль, почту для регистрации. На почту приходит подтверждение регистрации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2">Нажата кнопка «Забыли пароль?»</text:p>
          </table:table-cell>
          <table:table-cell table:style-name="Таблица2.C2" office:value-type="string">
            <text:p text:style-name="P2">Система предлагает ввести адрес электронной почты и отправляет на него связанный с этим адресом логин и пароль</text:p>
          </table:table-cell>
        </table:table-row>
        <table:table-row>
          <table:table-cell table:style-name="Таблица2.A2" office:value-type="string">
            <text:p text:style-name="P2">Экран «Все устройства»</text:p>
          </table:table-cell>
          <table:table-cell table:style-name="Таблица2.A2" office:value-type="string">
            <text:p text:style-name="P2">Информация для отображения на экране</text:p>
          </table:table-cell>
          <table:table-cell table:style-name="Таблица2.C2" office:value-type="string">
            <text:p text:style-name="P2">На экране отображаются все подключенный устройства, уровень заряда их аккумулятора, заполнение емкости для мусора, текущий статус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2">Нажатие на панель робота</text:p>
          </table:table-cell>
          <table:table-cell table:style-name="Таблица2.C2" office:value-type="string">
            <text:p text:style-name="P3">Вывод кнопок «расписание» и «настройка» </text:p>
            <text:p text:style-name="P2">переход на экран управления соответствующим роботом <text:span text:style-name="T4">или на экран «расписание» для конкретного устройства</text:span>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2">Нажатие кнопки «общая уборка»</text:p>
          </table:table-cell>
          <table:table-cell table:style-name="Таблица2.C2" office:value-type="string">
            <text:p text:style-name="P2">Все устройства приступают к уборке или выводится сообщение о невозможности (застревание, полный бак, разряд аккумулятора) на каждом устройстве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2">Нажатие кнопки «Общий стоп»</text:p>
          </table:table-cell>
          <table:table-cell table:style-name="Таблица2.C2" office:value-type="string">
            <text:p text:style-name="P2">Останавливает все устройства (также отключает все звуки на устройствах до момента включения)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">Нажатие кнопки «Общая зарядка»</text:p>
          </table:table-cell>
          <table:table-cell table:style-name="Таблица2.C2" office:value-type="string">
            <text:p text:style-name="P3">Все устройства возвращаются на док станции для зарядки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">Нажатие кнопки «меню» </text:p>
          </table:table-cell>
          <table:table-cell table:style-name="Таблица2.C2" office:value-type="string">
            <text:p text:style-name="P3">Вывод меню с кнопками «общее расписание» <text:s/>«общая настройка» 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">Выбор пункта «общее расписание»</text:p>
          </table:table-cell>
          <table:table-cell table:style-name="Таблица2.C2" office:value-type="string">
            <text:p text:style-name="P3">Ведет на экран аналогичный расписанию одного устройства с возможностью установить время и повтор сразу для всех устройств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">Выбор пункта «общая настройка»</text:p>
          </table:table-cell>
          <table:table-cell table:style-name="Таблица2.C2" office:value-type="string">
            <text:p text:style-name="P3">Ведет на экран аналогичный настройке <text:soft-page-break/>одного устройства с возможностью настройки сразу всех устройств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">Нажатие кнопки «параметры»</text:p>
          </table:table-cell>
          <table:table-cell table:style-name="Таблица2.C2" office:value-type="string">
            <text:p text:style-name="P3">Вывод меню с кнопками редактирования учетной записи (изменение логина и/или пароля, удаление аккаунта)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">Кнопка изменения логина и/или пароля</text:p>
          </table:table-cell>
          <table:table-cell table:style-name="Таблица2.C2" office:value-type="string">
            <text:p text:style-name="P3">Ведет на экран с возможностью поменять логин, пароль, адрес электронной почты. Требуется корректное введение предыдущего пароля и логина</text:p>
          </table:table-cell>
        </table:table-row>
        <table:table-row>
          <table:table-cell table:style-name="Таблица2.A2" office:value-type="string">
            <text:p text:style-name="P3">Экран «расписание»</text:p>
          </table:table-cell>
          <table:table-cell table:style-name="Таблица2.A2" office:value-type="string">
            <text:p text:style-name="P3">Отображаемая информация</text:p>
          </table:table-cell>
          <table:table-cell table:style-name="Таблица2.C2" office:value-type="string">
            <text:p text:style-name="P3">Отображается <text:span text:style-name="T3">уровень заряда аккумулятора </text:span>робота<text:span text:style-name="T3">, заполнение емкости для мусора, текущий статус, </text:span>уже примененные элементы расписания <text:span text:style-name="T5">(режим повторения и время запуска)</text:span>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4">Ввод повтора и времени запуска по расписанию. Нажатие кнопки «добавить»</text:p>
          </table:table-cell>
          <table:table-cell table:style-name="Таблица2.C2" office:value-type="string">
            <text:p text:style-name="P4">Робот запускает уборку по указанному расписанию (по каждому из элементов)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4">Нажатие кнопки «добавить» без ввода повтора</text:p>
          </table:table-cell>
          <table:table-cell table:style-name="Таблица2.C2" office:value-type="string">
            <text:p text:style-name="P4">Вывод предупреждения о необходимости выбора времени и дней недели (месяца)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4">Нажатие кнопки «крестик» напротив элемента расписания</text:p>
          </table:table-cell>
          <table:table-cell table:style-name="Таблица2.C2" office:value-type="string">
            <text:p text:style-name="P4">Удаляет элемент расписания, робот далее этот элемент не выполняет</text:p>
          </table:table-cell>
        </table:table-row>
        <table:table-row>
          <table:table-cell table:style-name="Таблица2.A2" office:value-type="string">
            <text:p text:style-name="P4">Экран «Управление»</text:p>
          </table:table-cell>
          <table:table-cell table:style-name="Таблица2.A2" office:value-type="string">
            <text:p text:style-name="P3">Отображаемая информация</text:p>
          </table:table-cell>
          <table:table-cell table:style-name="Таблица2.C2" office:value-type="string">
            <text:p text:style-name="P3">Отображается <text:span text:style-name="T3">уровень заряда аккумулятора </text:span>робота<text:span text:style-name="T3">, заполнение емкости для мусора, текущий статус, текущий режим работы (норм или турбо)</text:span>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4">Нажатие кнопок ручного управления</text:p>
          </table:table-cell>
          <table:table-cell table:style-name="Таблица2.C2" office:value-type="string">
            <text:p text:style-name="P4">При нажатии кнопки робот сам переходит в режим управления с помощью кнопок. Робот двигается в направлении указанном на кнопке (кнопка «вперед» будет двигать робот в том направлении, в котором он был на момент нажатия), пока кнопка нажата. При отпускании кнопки, робот останавливается.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2">Нажатие кнопки «уборка»</text:p>
          </table:table-cell>
          <table:table-cell table:style-name="Таблица2.C2" office:value-type="string">
            <text:p text:style-name="P2"><text:span text:style-name="T5">Робот</text:span> приступа<text:span text:style-name="T5">е</text:span>т к уборке или выводится сообщение о невозможности (застревание, полный бак, разряд аккумулятора) на каждом устройстве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2">Нажатие кнопки «стоп»</text:p>
          </table:table-cell>
          <table:table-cell table:style-name="Таблица2.C2" office:value-type="string">
            <text:p text:style-name="P2">Останавливает <text:span text:style-name="T5">робот</text:span> (также отключает все звуки на устройств<text:span text:style-name="T5">е</text:span> до момента <text:soft-page-break/>включения)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">Нажатие кнопки «зарядка»</text:p>
          </table:table-cell>
          <table:table-cell table:style-name="Таблица2.C2" office:value-type="string">
            <text:p text:style-name="P3"><text:span text:style-name="T5">Робот</text:span> возвраща<text:span text:style-name="T5">е</text:span>тся на док станци<text:span text:style-name="T5">ю</text:span> для зарядки</text:p>
          </table:table-cell>
        </table:table-row>
        <table:table-row>
          <table:table-cell table:style-name="Таблица2.A2" office:value-type="string">
            <text:p text:style-name="P5">Экран «настройка»</text:p>
          </table:table-cell>
          <table:table-cell table:style-name="Таблица2.A2" office:value-type="string">
            <text:p text:style-name="P3">Отображаемая информация</text:p>
          </table:table-cell>
          <table:table-cell table:style-name="Таблица2.C2" office:value-type="string">
            <text:p text:style-name="P3">Отображается <text:span text:style-name="T3">уровень заряда аккумулятора </text:span>робота<text:span text:style-name="T3">, заполнение емкости для мусора, текущий статус, актуальное имя устройства, актуальная ед измерения.</text:span></text:p>
          </table:table-cell>
        </table:table-row>
        <table:table-row>
          <table:table-cell table:style-name="Таблица2.A2" office:value-type="string">
            <text:p text:style-name="P5"/>
          </table:table-cell>
          <table:table-cell table:style-name="Таблица2.A2" office:value-type="string">
            <text:p text:style-name="P5">Нажатие поля «имя устройства»</text:p>
          </table:table-cell>
          <table:table-cell table:style-name="Таблица2.C2" office:value-type="string">
            <text:p text:style-name="P5">Позволяет переименовать устройство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">Нажатие кнопки «границы уборки»</text:p>
          </table:table-cell>
          <table:table-cell table:style-name="Таблица2.C2" office:value-type="string">
            <text:p text:style-name="P5">Выводит на экран с последней запомненной картой уборки и возможностью «закрасить» зону более не подлежащую уборке (робот не должен заезжать за границы)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8"><text:span text:style-name="T2">Нажатие кнопки «поделиться»</text:span></text:p>
          </table:table-cell>
          <table:table-cell table:style-name="Таблица2.C2" office:value-type="string">
            <text:p text:style-name="P5">Вызывает экран с возможностью ввести логин пользователя, который получит доступ к устройству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">Нажатие кнопки «удалить»</text:p>
          </table:table-cell>
          <table:table-cell table:style-name="Таблица2.C2" office:value-type="string">
            <text:p text:style-name="P5">Позволяет удалить устройство и отвязать его от аккаунта. Робот более не появляется в списке устройств. Добавить его можно удерживая нажатие на экране «все устройства»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">Нажатие кнопки «обновление»</text:p>
          </table:table-cell>
          <table:table-cell table:style-name="Таблица2.C2" office:value-type="string">
            <text:p text:style-name="P5">Происходит проверка наличия обновления клиентской части приложения и микропрограммы самого робота, при наличии, происходит загрузка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">Нажатие поля ед. измерения</text:p>
          </table:table-cell>
          <table:table-cell table:style-name="Таблица2.C2" office:value-type="string">
            <text:p text:style-name="P5">Возможность выбора единицы измерения </text:p>
          </table:table-cell>
        </table:table-row>
        <table:table-row>
          <table:table-cell table:style-name="Таблица2.A2" office:value-type="string">
            <text:p text:style-name="P5">Уведомления</text:p>
          </table:table-cell>
          <table:table-cell table:style-name="Таблица2.A2" office:value-type="string">
            <text:p text:style-name="P5">При падении уровня заряда</text:p>
          </table:table-cell>
          <table:table-cell table:style-name="Таблица2.C2" office:value-type="string">
            <text:p text:style-name="P5"><text:span text:style-name="T6">Р</text:span>обот автоматически отправляется на док станцию, при низком уровне заряда, пиктограмма батареи начинает мигать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">При застревании щетки</text:p>
          </table:table-cell>
          <table:table-cell table:style-name="Таблица2.C2" office:value-type="string">
            <text:p text:style-name="P6">На телефон отправляется уведомление и раздается звуковой сигнал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6">При заполнении емкости</text:p>
          </table:table-cell>
          <table:table-cell table:style-name="Таблица2.C2" office:value-type="string">
            <text:p text:style-name="P6">На телефон отправляется уведомление и раздается звуковой сигнал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23-11-10T13:06:19.109000000</dc:date>
    <meta:editing-duration>PT1M8S</meta:editing-duration>
    <meta:editing-cycles>1</meta:editing-cycles>
    <meta:document-statistic meta:table-count="1" meta:image-count="0" meta:object-count="0" meta:page-count="3" meta:paragraph-count="77" meta:word-count="607" meta:character-count="4629" meta:non-whitespace-character-count="4094"/>
  </office:meta>
</office:document-meta>
</file>